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- ----- ----- ----- ----- 1. Slide ----- ----- ----- ----- -----</text:p>
      <text:p text:style-name="P2">- Herzlich Willkommen zu der Abschlusspräsentation meiner Masterarbeit.</text:p>
      <text:p text:style-name="P2">- Die Arbeit wurde von Dr. Hornung betreut und trägt den Titel:</text:p>
      <text:p text:style-name="P4">A comparison study of predicition approaches for multiple training <text:line-break/>data sets &amp; test data with block-wise missing values</text:p>
      <text:p text:style-name="Standard"/>
      <text:p text:style-name="P3"><text:s/>----- ----- ----- ----- ----- 2. Slide ----- ----- ----- ----- -----</text:p>
      <text:p text:style-name="P5"><text:tab/><text:span text:style-name="T1">&gt;&gt; Zuerst schauen wir uns kurz die Struktur der Präsentation an:</text:span></text:p>
      <text:p text:style-name="Standard"><text:s/></text:p>
      <text:p text:style-name="Standard"><text:tab/><text:tab/>[1] - Zu Beginn wird kurz erklärt, was 'block-wise missingness' ist</text:p>
      <text:p text:style-name="Standard"/>
      <text:p text:style-name="Standard"><text:tab/><text:tab/>[2] - Anschließend kommen wir zu dem Methoden-Teil. </text:p>
      <text:p text:style-name="Standard"><text:tab/><text:tab/> <text:s text:c="5"/>- Hier wird zuerst kurz das 'RandomForestModel' erklärt &amp;<text:line-break/> <text:s/><text:tab/><text:tab/> <text:s text:c="7"/>anschließend die darauf <text:s/>basierenden Ansätze, um mit 'block-weise<text:line-break/><text:tab/><text:tab/> <text:s text:c="7"/>fehlenden Daten' umzugehen: </text:p>
      <text:p text:style-name="Standard"><text:tab/><text:tab/> <text:s text:c="5"/><text:tab/><text:tab/>&gt; Das ist der <text:tab/>Complete-Case,</text:p>
      <text:p text:style-name="Standard"><text:tab/><text:tab/> <text:s text:c="5"/><text:tab/><text:tab/><text:tab/> <text:s/><text:tab/>Single-Block,</text:p>
      <text:p text:style-name="Standard"><text:tab/><text:tab/> <text:s text:c="5"/><text:tab/><text:tab/><text:tab/> <text:s/><text:tab/>Imputation,</text:p>
      <text:p text:style-name="Standard"><text:tab/><text:tab/> <text:s text:c="5"/><text:tab/><text:tab/><text:tab/> <text:s/><text:tab/>Block-Wise &amp; </text:p>
      <text:p text:style-name="Standard"><text:tab/><text:tab/> <text:s text:c="5"/><text:tab/><text:tab/><text:tab/> <text:s/><text:tab/>Fold-Wise Approach!</text:p>
      <text:p text:style-name="Standard"/>
      <text:p text:style-name="Standard"><text:tab/><text:tab/>[3] - Im Teil 'Benchmark Experiment' werden die Metriken, Datensätze &amp;<text:line-break/><text:tab/><text:tab/> <text:s text:c="6"/>Techniken vorgestellt, um die Güte der verschiedenen Ansätze zu evaluieren</text:p>
      <text:p text:style-name="Standard"/>
      <text:p text:style-name="Standard"><text:tab/><text:tab/>[4] - Im nächsten Kapitel werden dann die Ergebnisse dieser <text:line-break/><text:tab/><text:tab/> <text:s text:c="7"/>Benchmark-Experimente vorgestellt</text:p>
      <text:p text:style-name="Standard"/>
      <text:p text:style-name="Standard"><text:tab/><text:tab/>[5] - Zum Schluss werden die Ergebnisse diskutiert, es wird ein Fazit gezogen &amp;</text:p>
      <text:p text:style-name="Standard"><text:tab/><text:tab/> <text:s text:c="6"/>Vorschläge für die weitere Forschung in diesem Themen-Gebiet gemacht</text:p>
      <text:p text:style-name="Standard"><text:s/></text:p>
      <text:p text:style-name="P1"><text:s/>----- ----- ----- ----- ----- 3. Slide ----- ----- ----- ----- -----</text:p>
      <text:p text:style-name="Standard"><text:tab/>&gt;&gt; Kommen wir zu dem Begriff 'Block-Wise Missingness'</text:p>
      <text:p text:style-name="Standard"/>
      <text:p text:style-name="Standard"><text:tab/>- BWM ist ein spezieller Fall von fehlenden Daten, der besonders häufig <text:line-break/><text:tab/> <text:s/>im Context von Multi-Omics Daten auftritt.</text:p>
      <text:p text:style-name="Standard"/>
      <text:p text:style-name="Standard"><text:tab/>- Die Tabelle zeigt ein Beispiel für einen Datensatz mit block-weise fehlenden Daten:</text:p>
      <text:p text:style-name="Standard"><text:tab/> <text:s/>- Insgesamt besteht der Datensatz aus 105 Variablen &amp; 8 Beobachtungen</text:p>
      <text:p text:style-name="Standard"><text:tab/> <text:s/><text:tab/>- Die Variablen 'weight', 'height', 'income' &amp; 'education' sind ziemlich <text:tab/><text:tab/><text:tab/> <text:s text:c="13"/>selbsterklärend, <text:s/>'g1', ..., 'g100' stehen für omics daten 'Y' ist eine <text:line-break/><text:tab/><text:tab/> <text:s/>binäre response-variable</text:p>
      <text:p text:style-name="Standard"/>
      <text:p text:style-name="Standard"><text:tab/>- Daten mit BWM bestehen immer aus unterschiedlichen &gt;&gt;BLOCKS&lt;&lt; &amp; &gt;&gt;FOLDS&lt;&lt;</text:p>
      <text:p text:style-name="Standard"><text:tab/> <text:s/><text:tab/><text:tab/></text:p>
      <text:p text:style-name="Standard"><text:tab/> <text:s/>- ein &gt;&gt;BLOCK&lt;&lt; beschreibt einfach ein set von variablen, die inhaltlich zusammen <text:tab/> <text:s/><text:tab/> <text:s text:c="3"/>hängen --&gt; in unserm Beispiel gibt es 3 Blocks!</text:p>
      <text:p text:style-name="Standard"><text:tab/> <text:s/><text:tab/>- 'BLOCK1' z.B. besteht aus den Variablen 'weight' &amp; 'height'</text:p>
      <text:p text:style-name="Standard"><text:line-break/><text:tab/>- ein &gt;&gt;FOLD&lt;&lt; beschreibt ein set von Observations, die in den gleichen Blöcken <text:tab/><text:tab/> <text:s/>beobachtet wurden --&gt; in unserem Beispiel gibt es 3 Folds:</text:p>
      <text:p text:style-name="Standard"><text:tab/><text:tab/>- 'FOLD1' z.B. besteht aus den Beobachtungen, die in 'Block1' &amp; 'Block2' <text:line-break/><text:tab/><text:tab/> <text:s text:c="2"/>beobachtet wurden</text:p>
      <text:p text:style-name="Standard"><text:soft-page-break/><text:tab/><text:tab/> <text:s text:c="2"/>[also alle Beobachtungen, die in 'weight', 'height', 'income' &amp; <text:line-break/><text:tab/><text:tab/> <text:s text:c="3"/>'education' beobachtet wurden]</text:p>
      <text:p text:style-name="Standard"><text:tab/><text:tab/><text:tab/><text:tab/><text:tab/><text:tab/></text:p>
      <text:p text:style-name="Standard"><text:tab/><text:tab/>- Die einzige Variable, die alle Observations gemeinsam haben müssen ist die <text:tab/><text:tab/> <text:s text:c="14"/>response variabele 'Y'</text:p>
      <text:p text:style-name="Standard"/>
      <text:p text:style-name="P1"><text:tab/>--&gt; Daten mit BWM stellen ein Problem dar, da die meisten <text:line-break/>statistischen Methoden vollständig beobachtete Daten brauchen.</text:p>
      <text:p text:style-name="Standard"/>
      <text:p text:style-name="P1"><text:s/>----- ----- ----- ----- ----- 4. Slide ----- ----- ----- ----- -----</text:p>
      <text:p text:style-name="Standard"><text:tab/>&gt;&gt; Kommen wir nun zum Methodenteil:</text:p>
      <text:p text:style-name="Standard"/>
      <text:p text:style-name="Standard"><text:tab/>- Hier wird zuerst kurz das kurz RF-Model vorgestellt, da es die Grundlage für die <text:tab/> <text:s/><text:tab/> <text:s text:c="2"/>nachkommenden Ansätze ist</text:p>
      <text:p text:style-name="Standard"/>
      <text:p text:style-name="Standard"><text:tab/>&gt; Das RF-Model wurde 2001 von Leo Breimann vorgestellt &amp; ist eine <text:line-break/><text:tab/> <text:s text:c="3"/>ensemble methode, die Entscheidungsbäume als base-learner benutzt. </text:p>
      <text:p text:style-name="Standard"><text:tab/>&gt; Um diese Entscheidungsbäume zu trainieren, wird eine leicht veränderter <text:line-break/><text:tab/> <text:s text:c="2"/>Bagging Ansatz verwendet. </text:p>
      <text:p text:style-name="Standard"><text:tab/> <text:s text:c="6"/><text:tab/>--&gt; Dieser hat den Effekt, dass sich die einzelnen Entscheidungsbäume<text:line-break/><text:tab/><text:tab/> <text:s text:c="5"/>untereinander nicht zu ähnlich sind!</text:p>
      <text:p text:style-name="Standard"><text:tab/>&gt; Die Vorhersage eines RF entspricht dem durchschnitt aller Vorhersagen der <text:line-break/><text:tab/> <text:s text:c="3"/>einzelnen Entscheidungsbäume</text:p>
      <text:p text:style-name="Standard"><text:tab/>&gt; Die 'predicitive-performance' eines RF-Models kann intern mit dem out-of-bag-Error <text:tab/> <text:s text:c="2"/><text:tab/> <text:s text:c="4"/>geschätzt werden - <text:s/>dabei ist diese OOB-estimation fast identisch mit der aus <text:line-break/><text:tab/> <text:s text:c="4"/>einer 'n-fold cross-validation'</text:p>
      <text:p text:style-name="Standard"/>
      <text:p text:style-name="P1"><text:s/>----- ----- ----- ----- ----- 5. Slide ----- ----- ----- ----- -----</text:p>
      <text:p text:style-name="Standard"><text:tab/>&gt;&gt; Kommen wir nun zum 1. Ansatz um mit block-wise fehlenden Daten umzugehen <text:line-break/><text:tab/><text:tab/><text:tab/>---&gt; Dem Complete-Case Approach!</text:p>
      <text:p text:style-name="Standard"/>
      <text:p text:style-name="Standard"><text:tab/>- Die Idee des Complete-Case Approaches ist es, dass die TrainingsDaten <text:line-break/><text:tab/> <text:s/>(in Bezug auf das Test-Set) so bearbeitet werden, dass sie keine Block-wise <text:line-break/><text:tab/> <text:s/>fehlende Daten mehr beinhalten!</text:p>
      <text:p text:style-name="Standard"/>
      <text:p text:style-name="Standard"><text:tab/>- Die Methode wird nun anhand des unten stehenden Beispiels erklärt:</text:p>
      <text:p text:style-name="Standard"><text:tab/> <text:s/><text:tab/>&gt; Man sieht ein Test-Set, das aus den Blöcken 'Clinical' und 'CNV' besteht</text:p>
      <text:p text:style-name="Standard"><text:tab/> <text:s/><text:tab/>&gt; Darunter sind Trainingsdaten mit BWM dargestellt - besteht aus insgesamt <text:line-break/><text:tab/><text:tab/> <text:s text:c="2"/>4 blocks &amp; 3 Folds</text:p>
      <text:p text:style-name="Standard"/>
      <text:p text:style-name="Standard"><text:tab/> <text:s/><text:tab/>(1) Im ersten Schritt werden alle Folds aus den Trainingsdaten entfernt, <text:line-break/><text:tab/><text:tab/> <text:s text:c="4"/>denen mind. ein Block aus dem Test-Set fehlt</text:p>
      <text:p text:style-name="Standard"><text:tab/> <text:s text:c="9"/><text:tab/><text:tab/>&gt;&gt; in dem Beispiel, werden aus den Trainingsdaten die Folds 'Hospital 2' <text:line-break/><text:tab/><text:tab/><text:tab/> <text:s text:c="3"/>&amp; 'Hospital 3' entfernt, da diesen entweder der Block 'CNV' oder 'Clinical' <text:tab/><text:tab/><text:tab/> <text:s text:c="3"/>fehlt</text:p>
      <text:p text:style-name="Standard"/>
      <text:p text:style-name="Standard"/>
      <text:p text:style-name="Standard"><text:tab/> <text:s text:c="3"/>(2) Im nächsten Schritt werden dann alle Blöcke aus den TrainingsDaten entfernt, <text:line-break/><text:tab/> <text:s text:c="9"/>die nicht für die Test-Daten vorhanden sind.</text:p>
      <text:p text:style-name="Standard"><text:tab/> <text:s text:c="6"/><text:tab/> <text:s/>&gt;&gt; in dem Beispiel sind das die Blöcke RNA &amp; miRNA</text:p>
      <text:p text:style-name="Standard"/>
      <text:p text:style-name="Standard"><text:tab/> <text:s text:c="3"/>--&gt; Auf dem resultierenden Datensatz (umrandet mit grüner Box) kann ein RF rergulär <text:soft-page-break/><text:tab/><text:tab/>trainiert werden &amp; anschließend regulär Vorhersagen für das Test-Set treffen!</text:p>
      <text:p text:style-name="Standard"/>
      <text:p text:style-name="Standard"><text:tab/>- Der Complete-Case Approach hat 2 Nachteile:</text:p>
      <text:p text:style-name="Standard"><text:tab/><text:tab/>[1] Die Daten werden nicht besonders effizient genutzt!</text:p>
      <text:p text:style-name="Standard"><text:tab/><text:tab/>[2] Das 'Processing' der Trainings-Daten kann zu einem leeren Trainings-Daten <text:tab/><text:tab/> <text:s text:c="17"/>führen! <text:s/>--&gt; In solchen Fällen sind keine Vorhersagen für das Test-Set möglich!</text:p>
      <text:p text:style-name="Standard"/>
      <text:p text:style-name="P1"><text:s/>----- ----- ----- ----- ----- 6. Slide ----- ----- ----- ----- -----</text:p>
      <text:p text:style-name="Standard"><text:tab/>&gt;&gt; Kommen wir nun zum 2. Ansatz um mit block-wise fehlenden Daten umzugehen <text:line-break/><text:tab/><text:tab/><text:tab/><text:tab/>---&gt; Dem Single-Block approach!</text:p>
      <text:p text:style-name="Standard"/>
      <text:p text:style-name="Standard"><text:tab/>- die Idee ist es, dass ein RF auf einem einzelnen Block [den Test- &amp; Train <text:line-break/><text:tab/> <text:s/>gemeinsam haben] trainiert wird, um dann Vorhersagen für das Test-Set zu treffen.</text:p>
      <text:p text:style-name="Standard"/>
      <text:p text:style-name="Standard"><text:tab/> <text:s/>Die Methode wird wieder anhand des untenstehenden Beispiels erklärt.</text:p>
      <text:p text:style-name="Standard"><text:tab/> <text:s/><text:tab/>&gt; Das Test-Set &amp; die Trainingsdaten sind die gleichen wie in dem Beispiel davor</text:p>
      <text:p text:style-name="Standard"/>
      <text:p text:style-name="Standard"><text:tab/> <text:s/>(1) Im ersten Schritt werden alle Blöcke, die sich Test- &amp; Train-Set teilen extrahiert &amp; <text:tab/> <text:s text:c="2"/><text:tab/> <text:s text:c="7"/>basierend darauf RFs trainiert.</text:p>
      <text:p text:style-name="Standard"><text:tab/> <text:s/><text:tab/><text:tab/> &gt;&gt; In dem Beispiel haben die Train &amp; Test-Daten die Blöcke 'Clinical' &amp; <text:tab/><text:tab/><text:tab/> <text:s text:c="6"/>'CNV' gemeinsam. Auf jedem dieser Blocks wird nun ein RF trainiert </text:p>
      <text:p text:style-name="Standard"><text:tab/> <text:s/><text:tab/><text:tab/> <text:s text:c="3"/><text:tab/><text:tab/>--&gt; insgesamt 2 RF Modelle [einmal basierend auf 'Clinical' &amp; <text:tab/><text:tab/><text:tab/><text:tab/><text:tab/> <text:s text:c="5"/>einmal auf 'CNV']</text:p>
      <text:p text:style-name="Standard"/>
      <text:p text:style-name="Standard"><text:tab/> <text:s/>(2) Jedes dieser trainierten RFs kann dann Vorgersagen für das Test-Set liefern. </text:p>
      <text:p text:style-name="Standard"><text:tab/><text:tab/> <text:s text:c="2"/><text:tab/>&gt;&gt; In dem Beispiel würde jede Beobachtung aus dem Test-Set zwei <text:tab/><text:tab/><text:tab/><text:tab/> <text:s text:c="5"/>Vorhersage erhalten:</text:p>
      <text:p text:style-name="Standard"><text:tab/><text:tab/> <text:s text:c="2"/><text:tab/><text:tab/>- einmal basierend auf dem CNV Block &amp;</text:p>
      <text:p text:style-name="Standard"><text:tab/><text:tab/> <text:s text:c="2"/><text:tab/><text:tab/>- einmal basierend auf dem Clinical Block.</text:p>
      <text:p text:style-name="Standard"/>
      <text:p text:style-name="Standard"><text:tab/>- Nachteil dieses Ansatzes ist es, dass die Daten nicht besonders effizient verwendet werden</text:p>
      <text:p text:style-name="Standard"/>
      <text:p text:style-name="P1"><text:s/>----- ----- ----- ----- ----- 7. Slide ----- ----- ----- ----- -----</text:p>
      <text:p text:style-name="Standard"><text:tab/>&gt;&gt; Der nächste Ansatz, um mit block-wise fehlenden Daten umzugehen ist der<text:line-break/><text:tab/><text:tab/><text:tab/><text:tab/>→ 'Imputation Approach'</text:p>
      <text:p text:style-name="Standard"/>
      <text:p text:style-name="Standard"><text:tab/>- die Idee ist es, die fehlenden Daten in dem Trainingsset zu imputieren, sodass die <text:tab/> <text:s/><text:tab/> <text:s/>Trainingsdaten keine fehlenden Daten mehr enthalten. Anhand dieser Daten kann <text:line-break/><text:tab/> <text:s/>dann ein RF gefittet werden, um anschließend Vorhersagen auf dem Test-Set zu treffen.</text:p>
      <text:p text:style-name="Standard"/>
      <text:p text:style-name="Standard"><text:tab/> <text:s/>Die Methode wird anhand des untenstehenden Beispiels erklärt. </text:p>
      <text:p text:style-name="Standard"><text:tab/> <text:s/><text:tab/>&gt; Die Trainingsdaten sind die gleichen wie in den Beispielen davor &amp; </text:p>
      <text:p text:style-name="Standard"><text:tab/> <text:s/><text:tab/> <text:s text:c="2"/>das Test-Set ist zusätzlich in dem Block 'miRNA' beobachtet.</text:p>
      <text:p text:style-name="Standard"/>
      <text:p text:style-name="Standard"><text:tab/> <text:s/>(1) Im ersten Schritt werden die fehlenden Daten mit der 'missForest'-Methode imputiert, <text:s text:c="10"/><text:tab/> <text:s text:c="7"/>sodass die Trainingsdaten anschließend komplett beobachtet sind und keine fehlenden <text:tab/> <text:s text:c="7"/>Daten mehr enthalten!</text:p>
      <text:p text:style-name="Standard"/>
      <text:p text:style-name="Standard"><text:tab/> <text:s/>(2) Im nächsten Schritt wird auf den Blöcken, die das imputierte TrainingSet und das <text:line-break/><text:tab/> <text:s text:c="7"/>Test-Set gemeinsam haben, <text:s/>ein RF trainiert und anschließend verwendet um <text:tab/><text:tab/> <text:s text:c="7"/>Vorhersagen für das Test-Set generieren!</text:p>
      <text:p text:style-name="Standard"><text:s text:c="2"/><text:tab/> <text:s text:c="3"/><text:tab/><text:tab/>&gt;&gt; In dem Beispiel haben die imputiereten Trainingsdaten und das Test-Set <text:soft-page-break/><text:tab/><text:tab/><text:tab/> <text:s text:c="4"/>die Blöcke 'CNV', 'Clinical' &amp; 'miRNA' gemeinsam. Diese Blöcke werden <text:tab/><text:tab/><text:tab/> <text:s text:c="4"/>aus den Trainingsdaten extrahiert und basierend darauf ein RF trainiert, <text:tab/><text:tab/><text:tab/> <text:s text:c="4"/>das dann Vorhersagen für das Test-Set treffen kann</text:p>
      <text:p text:style-name="Standard"/>
      <text:p text:style-name="Standard"><text:tab/>- Dieser Ansatz verwendet die Daten sehr effizient. <text:line-break/><text:tab/>- Der Nachteil des Ansatzes besteht in der Imputation selbst:</text:p>
      <text:p text:style-name="Standard"><text:tab/><text:tab/>- 1. Viele fehlende Daten in dem Train-Set führen zu unverlässlichen Imputationen</text:p>
      <text:p text:style-name="Standard"><text:tab/><text:tab/>- 2. Falls die Trainingsdaten von verschiedenen Quellen zusammengetragen wurde, <text:tab/><text:tab/> <text:s text:c="5"/>macht das die Imputation unzuverlässig, weil die Datensätze heterogen sind!</text:p>
      <text:p text:style-name="Standard"/>
      <text:p text:style-name="P1"><text:s/>----- ----- ----- ----- ----- 8. Slide ----- ----- ----- ----- -----</text:p>
      <text:p text:style-name="Standard"><text:tab/>&gt;&gt; Der nächste Ansatz um mit block-wise fehlenden Daten umzugehen ist der <text:line-break/><text:tab/><text:tab/><text:tab/><text:tab/>---&gt; Block-wise approach</text:p>
      <text:p text:style-name="Standard"/>
      <text:p text:style-name="Standard"><text:tab/>- Die Idee ist es, dass auf jedem Block in den Trainingsdaten ein seperates RF Model <text:line-break/><text:tab/> <text:s text:c="2"/>gefittet wird. Für Vorhersagen auf dem Test-Set werden dann die Vorhersagen dieser <text:tab/> <text:s text:c="2"/><text:tab/> <text:s text:c="2"/>block-wise Models aggregiert.</text:p>
      <text:p text:style-name="Standard"/>
      <text:p text:style-name="Standard"><text:tab/> <text:s/>Die Methode wird wieder anhand des unten stehenden Beispiels erklärt:</text:p>
      <text:p text:style-name="Standard"><text:tab/> <text:s/><text:tab/>&gt; Die Trainings &amp; Test-Daten sind die gleichen wie in dem vorherigen Beispiel</text:p>
      <text:p text:style-name="Standard"/>
      <text:p text:style-name="Standard"><text:tab/> <text:s/>(1) Zuerst werden die einzelnen Blöcke extrahiert, und auf deren beobachteten Teile wird </text:p>
      <text:p text:style-name="Standard"><text:tab/> <text:s text:c="7"/>jeweils ein RF Model traininert</text:p>
      <text:p text:style-name="Standard"><text:tab/> <text:s/><text:tab/> <text:s text:c="3"/>&gt;&gt; In dem Beispiel hat man 4 Modelle:<text:tab/><text:line-break/><text:tab/><text:tab/><text:tab/>RF_clinical, RF_CNV, RF_rna &amp; RF_miRNA</text:p>
      <text:p text:style-name="Standard"/>
      <text:p text:style-name="Standard"><text:tab/> <text:s/>(2) Im nächsten Schritt trifft jedes Modell Vorhersagen für das Test-Set! </text:p>
      <text:p text:style-name="Standard"><text:tab/> <text:s/><text:tab/>--&gt; nur die modelle, die auf einem Block trainiert wurden, der auch für<text:line-break/><text:tab/> <text:s text:c="16"/>das Test-Set vorhanden ist, diese Vorhersage treffen!</text:p>
      <text:p text:style-name="Standard"><text:tab/> <text:s/><text:tab/><text:tab/> <text:s text:c="2"/>&gt;&gt; In dem Beispiel können 3 der 4 Modelle Vorhersagen treffen. <text:line-break/><text:tab/><text:tab/> <text:s text:c="14"/>&gt;&gt; Einzig das Model 'RF_CNV' kann keine Vorhersage treffen, da <text:line-break/><text:tab/><text:tab/><text:tab/> <text:s text:c="8"/>das Test-Set nicht in dem Block 'CNV' beobachtet wurde!</text:p>
      <text:p text:style-name="Standard"/>
      <text:p text:style-name="Standard"><text:tab/> <text:s/>(3) Diese einzelnen 'block-wise' predicitions werden dann aggregiert für eine <text:line-break/><text:tab/> <text:s text:c="6"/>finale Vorhersage</text:p>
      <text:p text:style-name="Standard"><text:tab/> <text:s/><text:tab/>&gt; unweighted: --&gt; reinen Mittelwert der block-wise predicitions</text:p>
      <text:p text:style-name="Standard"><text:tab/><text:tab/>&gt; weighted: <text:s text:c="2"/>--&gt; Benutze die OOB-Accuracy/ F-1-Score der Block-Wise <text:line-break/><text:tab/><text:tab/><text:tab/><text:tab/> <text:s text:c="4"/>Models als Gewicht, um die einzelnen Vorhersagen zu gewichten</text:p>
      <text:p text:style-name="Standard"/>
      <text:p text:style-name="P1"><text:tab/>- Dieser Ansatz verwendet die Daten sehr effizient und verwirft keine einzige Beobachtung/ Feature!</text:p>
      <text:p text:style-name="Standard"/>
      <text:p text:style-name="P1"><text:s/>----- ----- ----- ----- ----- 9. Slide ----- ----- ----- ----- -----</text:p>
      <text:p text:style-name="Standard"><text:tab/>&gt;&gt; Nun kommen wir zu dem letztem Ansatz um mit block-wise fehlenden Daten umzugehen <text:tab/><text:tab/><text:tab/><text:tab/>---&gt; dem Fold-Wise Approach</text:p>
      <text:p text:style-name="Standard"><text:line-break/></text:p>
      <text:p text:style-name="Standard"><text:tab/>- Die Idee des Ansatzes besteht darin, auf jedem Fold in den Trainingsdaten ein seperates <text:tab/> <text:s text:c="2"/>Modell zu fitten. Für die Vorhersage auf einem Test-Set, werden die Vorhersagen der<text:line-break/><text:tab/> <text:s text:c="2"/>fold-wise models dann zu einer finalen prediciton aggregiert!</text:p>
      <text:p text:style-name="Standard"/>
      <text:p text:style-name="Standard"><text:tab/> <text:s/>(1) Im ersten Schritt wird auf jedem Fold in den Trainingsdaten ein seperates<text:line-break/><text:soft-page-break/><text:tab/> <text:s text:c="7"/>RF-Model gefittet!</text:p>
      <text:p text:style-name="Standard"><text:tab/> <text:s text:c="8"/>&gt;&gt; dieser schritt ist in dem unteren Beispiel gezeigt: <text:line-break/><text:tab/><text:tab/><text:tab/>Pro Fold werden die beobachteten Blöcke genommen &amp; <text:line-break/><text:tab/><text:tab/><text:tab/>der Response Y und darauf basierend RFs trainiert!</text:p>
      <text:p text:style-name="Standard"><text:tab/> <text:s text:c="9"/><text:tab/> <text:s text:c="24"/>--&gt; RF_Hos1, RF_Hos2, RF_Hos3</text:p>
      <text:p text:style-name="Standard"/>
      <text:p text:style-name="P1"><text:s/>----- ----- ----- ----- ----- 10. Slide ----- ----- ----- ----- -----</text:p>
      <text:p text:style-name="Standard"><text:tab/>(2) Um Vorhersagen für ein Test-Set zu generieren, kann es sein, dass die <text:tab/><text:tab/><text:tab/><text:tab/> <text:s text:c="5"/>Entscheidungsbäume der fold-wise-RFs gepruned werden müssen.</text:p>
      <text:p text:style-name="Standard"><text:s text:c="12"/><text:tab/>--&gt; pruning wird in unserem Fall angewandt, wenn ein RF SplitVariablen <text:tab/><text:tab/><text:tab/> <text:s text:c="4"/>enthält, die für das Test-Set <text:s/>nicht vorhanden sind.</text:p>
      <text:p text:style-name="Standard"/>
      <text:p text:style-name="Standard"><text:s text:c="12"/>Pruning wird anhand des untenstehenden Beispiels erklärt:</text:p>
      <text:p text:style-name="Standard"><text:s text:c="16"/>&gt; der Entscheidungsbaum links benutzt 'weight' &amp; 'height' als split-variablen &amp;<text:line-break/><text:tab/> <text:s text:c="7"/>hat 3 terminal nodes</text:p>
      <text:p text:style-name="Standard"><text:tab/><text:tab/><text:tab/><text:tab/><text:tab/></text:p>
      <text:p text:style-name="Standard"><text:tab/><text:tab/>&gt; Dieser Entscheidungsbaum kann nicht angewandt werden, auf Beobachtungen <text:tab/><text:tab/><text:tab/> <text:s text:c="2"/>denen die Variable 'height' fehlt!</text:p>
      <text:p text:style-name="Standard"><text:tab/> --&gt; ABER wenn wir den Entscheidungsbaum prunen, kann er Vorhersagen für <text:line-break/><text:tab/> <text:s text:c="6"/>solche Beobachtungen treffen!</text:p>
      <text:p text:style-name="Standard"><text:tab/><text:tab/> --&gt; dazu wird der Entscheidungsbaum zurechtgeschnitten, sodass jeder<text:line-break/><text:tab/> <text:s text:c="18"/>Node, der mit einer unbekannten Variable splitted zu einem Terminal Node wird </text:p>
      <text:p text:style-name="Standard"><text:tab/><text:tab/><text:tab/>&gt;&gt; in unserem Beispiel also der Node, der mit 'height' splitted</text:p>
      <text:p text:style-name="Standard"><text:tab/><text:tab/> --&gt; Der geprunde Entscheidungsbaum kann dann Vorhersagen treffen, auch <text:line-break/><text:tab/><text:tab/> <text:s text:c="4"/>wenn die Test-Obs. gar nicht in 'height' beobachtet wurde</text:p>
      <text:p text:style-name="Standard"/>
      <text:p text:style-name="Standard"/>
      <text:p text:style-name="P1"><text:s/>----- ----- ----- ----- ----- 11. Slide ----- ----- ----- ----- -----</text:p>
      <text:p text:style-name="Standard"><text:s text:c="8"/>(2) Der Prozess um eine Predicition für ein Test-Set zu generieren ist in der unten <text:line-break/><text:tab/> <text:s/>stehenden Grafik dargestellt</text:p>
      <text:p text:style-name="Standard"><text:tab/><text:tab/><text:tab/></text:p>
      <text:p text:style-name="Standard"><text:tab/>Zuerst wird jedes Fold-wise fitted model nach einer Vorhersage gefragt:</text:p>
      <text:p text:style-name="Standard"/>
      <text:p text:style-name="Standard"><text:tab/><text:tab/>&gt; RF(Hospital2) wurde auf den Blocks 'Clinical' &amp; 'RNA' trainiert </text:p>
      <text:p text:style-name="Standard"><text:tab/><text:tab/><text:tab/>-&gt; Vorhersage mit dem Modell auf den Tést-Daten regulär!</text:p>
      <text:p text:style-name="Standard"/>
      <text:p text:style-name="Standard"/>
      <text:p text:style-name="Standard"><text:tab/><text:tab/>&gt; RF(Hospital1) &amp; RF(Hospital3) wurden beide auf einem Fold mit 'CNV' trainiert</text:p>
      <text:p text:style-name="Standard"><text:tab/><text:tab/><text:tab/>-&gt; Block CNV nicht vorhanden für das Test-Set</text:p>
      <text:p text:style-name="Standard"><text:tab/><text:tab/><text:tab/>-&gt; die Entscheidungsbäume dieser RFs müssen gepruned werden</text:p>
      <text:p text:style-name="Standard"><text:tab/><text:tab/><text:tab/> <text:s text:c="3"/><text:tab/>--&gt; Nach dem Pruning kann das Modell dann Vorhersagen <text:line-break/><text:tab/><text:tab/><text:tab/> <text:s text:c="17"/>regulär treffen bzw. ist gar nicht mehr benutzbar</text:p>
      <text:p text:style-name="Standard"/>
      <text:p text:style-name="Standard"/>
      <text:p text:style-name="Standard"/>
      <text:p text:style-name="Standard"/>
      <text:p text:style-name="Standard"/>
      <text:p text:style-name="Standard"><text:tab/>(3) Die finale Vorhersage entspricht dann dem gewichteten / ungewichteten Mittelwert der <text:tab/> <text:s text:c="5"/>fold-wise Predicitons!</text:p>
      <text:p text:style-name="Standard"><text:tab/><text:tab/><text:tab/><text:tab/><text:line-break/><text:tab/>&gt; unweighted: --&gt; Mittelwert der fold-wise predicitions</text:p>
      <text:p text:style-name="Standard"><text:tab/>&gt; weighted: <text:s text:c="2"/>--&gt; Benutze die OOB-Accuracy/ F-1-Score der gepruneden <text:line-break/><text:soft-page-break/><text:tab/> <text:s text:c="27"/>Fold-Wise Models als Gewicht, um die einzelnen Vorhersagen zu <text:tab/><text:tab/><text:tab/><text:tab/> <text:s text:c="3"/>gewichten</text:p>
      <text:p text:style-name="Standard"/>
      <text:p text:style-name="P1"><text:tab/>- Dieser Ansatz verwendet die Daten sehr effizient und verwirft keine einzige Beobachtung/ Feature</text:p>
      <text:p text:style-name="Standard"/>
      <text:p text:style-name="P1"><text:s/>----- ----- ----- ----- ----- 12 Slide ----- ----- ----- ----- -----</text:p>
      <text:p text:style-name="Standard"><text:tab/>&gt;&gt; Kommen wir nun zu dem Kapitel "Benchmark Experiments"</text:p>
      <text:p text:style-name="Standard"><text:tab/></text:p>
      <text:p text:style-name="Standard"><text:tab/>&gt;&gt; Zuerst werden kurz die verwendeten METRIKEN vorgestellt!</text:p>
      <text:p text:style-name="Standard"/>
      <text:p text:style-name="Standard"><text:tab/>- Allgemein werden Metriken verwendet, um zu bewerten, wie gut die Vorhersagen <text:line-break/><text:tab/> <text:s text:c="2"/>eines Modells mit den eigentlichen Daten übereinstimmen.</text:p>
      <text:p text:style-name="Standard"/>
      <text:p text:style-name="Standard"><text:tab/>- Es werden nur Metriken für 'binäre Klassifikation' vorgestellt, dabei sind alle<text:line-break/><text:tab/> <text:s text:c="2"/>insensibel gegenüber Class-Inbalaces!</text:p>
      <text:p text:style-name="Standard"/>
      <text:p text:style-name="Standard"><text:tab/>- Der 'F-1 Score' ist das harmonische Mittel aus der Precsion und dem Recall <text:line-break/><text:tab/> <text:s/>[1. = precision || 2. = recall]</text:p>
      <text:p text:style-name="Standard"/>
      <text:p text:style-name="Standard"><text:tab/>- Die 'balanced accuracy' berechnet die Accuracy seperate pro Responseklasse &amp;<text:line-break/><text:tab/> <text:s/>entspricht dann dem Durchschnitt der class-wise accuracies!</text:p>
      <text:p text:style-name="Standard"/>
      <text:p text:style-name="Standard"><text:tab/>- Der 'Matthews Correlation Coefficent' ist die diskretisierung der 'Pearson-Correlation'<text:line-break/><text:tab/> <text:s/>für binäre Variablen</text:p>
      <text:p text:style-name="Standard"/>
      <text:p text:style-name="P1"><text:tab/><text:tab/>--&gt; Alle diese Metriken sind am besten mit dem Wert '1' und schlechter umso niedriger ihr Wert!</text:p>
      <text:p text:style-name="Standard"/>
      <text:p text:style-name="P1"><text:s/>----- ----- ----- ----- ----- 13. Slide ----- ----- ----- ----- -----</text:p>
      <text:p text:style-name="Standard"><text:tab/>&gt;&gt; Sprechen wir nun über die erste Quelle von Multi-Omics Daten <text:line-break/><text:tab/><text:tab/>--&gt; 'The Cancer Genome Atlas' - kurz TCGA</text:p>
      <text:p text:style-name="Standard"/>
      <text:p text:style-name="Standard"><text:tab/>- Insgesamt wurden 21 Datensätze von meinem Betreuer zur Verfügung gestellt. </text:p>
      <text:p text:style-name="Standard"/>
      <text:p text:style-name="Standard"><text:tab/>- Die Variable 'gender' wurde als binäre response variable genutzt!</text:p>
      <text:p text:style-name="Standard"><text:tab/><text:tab/>- Auch wenn das kein sinnvoller klinischer outcome ist, ist vollkommen<text:line-break/><text:tab/> <text:s text:c="13"/>ausreichend für eine methodische Untersuchung</text:p>
      <text:p text:style-name="Standard"><text:tab/><text:tab/><text:tab/>--&gt; 14 DFs blieben übrig, nachdem 7 DFs entfernt wurden <text:line-break/><text:tab/><text:tab/><text:tab/> <text:s text:c="4"/>die keine gender variable hatten </text:p>
      <text:p text:style-name="Standard"/>
      <text:p text:style-name="Standard"><text:tab/>- Die 14 Datensätze haben alle die gleichen 5 Blöcke, wobei die Anzahl der Variablen <text:line-break/><text:tab/> <text:s text:c="2"/>in diese Blöcken reduziert wurde, um den computionalen Aufwand zu reduzieren.</text:p>
      <text:p text:style-name="Standard"><text:tab/> <text:s/><text:tab/>--&gt; Die Tabelle zeigt die durchschnittliche Anzahl an Variablen pro Block<text:line-break/><text:tab/><text:tab/> <text:s text:c="5"/>- einmal für die orginal daten &amp; einmal für die dimensions-reduizerten <text:s/></text:p>
      <text:p text:style-name="Standard"><text:tab/> <text:s/><text:tab/> <text:s text:c="7"/>[z.B. 90% der Variablen aus 'Mutation' wurden entfernt!] </text:p>
      <text:p text:style-name="Standard"/>
      <text:p text:style-name="Standard"><text:tab/><text:tab/><text:tab/>----- ----- ----- ----- ----- 14. Slide ----- ----- ----- ----- -----</text:p>
      <text:p text:style-name="Standard"><text:tab/>&gt;&gt; Da alle 14 TCGA DFs komplett beobachtet sind &amp; keine fehlenden Daten enthalten, <text:tab/><text:tab/> <text:s text:c="5"/>muss block-wise missingness induziert werden, sodass die Daten für das Benchmark <text:tab/> <text:s text:c="5"/>Experiment verwendet werden können </text:p>
      <text:p text:style-name="Standard"/>
      <text:p text:style-name="Standard"><text:soft-page-break/><text:tab/>- Insgesamt gibt es vier verschiedene patterns:</text:p>
      <text:p text:style-name="Standard"><text:tab/><text:tab/>- Das erste zeigt den Fall, in dem die verschiedenen folds alle in einem <text:line-break/><text:tab/> <text:s text:c="14"/>einzelnen omics block &amp; dem clinical Block beobachtet wurden</text:p>
      <text:p text:style-name="Standard"><text:tab/><text:tab/>- In dem zweiten Pattern ist der erste Fold in alle 5 Blocks beobachtet, <text:line-break/><text:tab/> <text:s text:c="14"/>der 2. Fold in nur 4 Blocks, der 3. Fold <text:s/>in 3 Blocks usw. </text:p>
      <text:p text:style-name="Standard"><text:tab/><text:tab/>- In dem dritten Pattern wurden die beobachtetn Blöcke pro Fold zufällig gezogen</text:p>
      <text:p text:style-name="Standard"><text:tab/><text:tab/>- In dem letzten Pattern wurden 2 blocks zu einem einzelne vereint <text:line-break/><text:tab/><text:tab/> <text:s/>[RNA &amp; miRAN + Mutation &amp; CNV] &amp; jeder Fold <text:s/>ist in einem Omics-Block &amp;<text:line-break/><text:tab/><text:tab/> <text:s/>einem Clinical Block beobachtet!</text:p>
      <text:p text:style-name="Standard"/>
      <text:p text:style-name="P1"><text:s/>----- ----- ----- ----- ----- 15. Slide ----- ----- ----- ----- -----</text:p>
      <text:p text:style-name="Standard"><text:tab/>&gt;&gt; Um die verschiedenen Ansätze auf den TCGA Daten zu evaluieren wird folgender <text:line-break/><text:tab/> <text:s text:c="5"/>Algo. verwendet.</text:p>
      <text:p text:style-name="Standard"/>
      <text:p text:style-name="Standard"><text:tab/>- Zu Beginn wird ein Datensatz D, ein Approch APP und ein Block-wise missingness <text:line-break/><text:tab/> <text:s text:c="2"/>pattern PATT ausgewählt.</text:p>
      <text:p text:style-name="Standard"><text:tab/><text:tab/>&gt; Der komplett beobachete Datensatz wird zuerste in 5 gleich große <text:line-break/><text:tab/><text:tab/> <text:s text:c="2"/>CV-folds eingeteilt</text:p>
      <text:p text:style-name="Standard"><text:tab/><text:tab/><text:tab/>&gt; ein CV-Fold wird als Test-Set genommen &amp; die restlichen vier als Train-Set</text:p>
      <text:p text:style-name="Standard"><text:tab/><text:tab/><text:tab/>&gt; In das Train-Set wird dann die block-wise pattern PATT induziert</text:p>
      <text:p text:style-name="Standard"><text:tab/><text:tab/><text:tab/>&gt; Der Approach wird dann auf dem gleichen Test-Sets mit verschiednen <text:tab/><text:tab/><text:tab/><text:tab/> <text:s text:c="2"/>Kombinationen an beobachteten Blöcken evaluiert:</text:p>
      <text:p text:style-name="Standard"><text:tab/><text:tab/><text:tab/> <text:s text:c="6"/>- test-set das in allen Blöcken beobachtet wurde</text:p>
      <text:p text:style-name="Standard"><text:tab/><text:tab/><text:tab/><text:tab/>- alle möglichen Kombinationen des test-sets, bei den ein Block fehlt</text:p>
      <text:p text:style-name="Standard"><text:tab/><text:tab/><text:tab/><text:tab/>- alle möglichen Kombinationen des test-sets, bei den zwei Blöcke <text:tab/><text:tab/><text:tab/><text:tab/> <text:s text:c="2"/>fehlen, etc...</text:p>
      <text:p text:style-name="Standard"/>
      <text:p text:style-name="P1"><text:s/>----- ----- ----- ----- ----- 16. Slide ----- ----- ----- ----- -----</text:p>
      <text:p text:style-name="Standard"><text:tab/>&gt;&gt; Kommen wir nun zur zweiten Quelle für Mulit-Omics Daten <text:line-break/><text:tab/><text:tab/><text:tab/><text:tab/>----&gt; die 'clinical asthma data'</text:p>
      <text:p text:style-name="Standard"/>
      <text:p text:style-name="Standard"><text:tab/>- Hierbei handelt es sich um einen 'real-world' Datensatz, der von der Arbeitsgruppe von </text:p>
      <text:p text:style-name="Standard"><text:tab/> <text:s/>Prof. Dr. med. Bianca Schaub kommt </text:p>
      <text:p text:style-name="Standard"><text:tab/>- Die Daten haben eine binäre response variable (Asthma Ja/Nein) &amp; ungefähr gleich viel <text:tab/> <text:s text:c="2"/>Beobachtungen pro response-klasse</text:p>
      <text:p text:style-name="Standard"><text:tab/>- Um die verschiedenen Ansätze zu evaluerien wurde reguläre 5-fold CV angewandt</text:p>
      <text:p text:style-name="Standard"><text:tab/>- Die Daten bestehen aus 6 Blocks</text:p>
      <text:p text:style-name="Standard"><text:tab/><text:tab/>- Die einzelnen Blocks, sowie deren Anzahl an Beobachtungen und Variablen sind in <text:tab/><text:tab/> <text:s text:c="2"/>der unteren Tabelle dargestellt!</text:p>
      <text:p text:style-name="Standard"><text:tab/><text:tab/><text:tab/>--&gt; desto weniger Beobachtungen pro Block, desto höherer der Aufwand, <text:line-break/><text:tab/><text:tab/><text:tab/> <text:s text:c="4"/>um die Daten zu erheb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/>----- ----- ----- ----- ----- 17. Slide ----- ----- ----- ----- -----</text:p>
      <text:p text:style-name="Standard"><text:tab/>&gt;&gt; Kommen wir nun zu den Ergebnissen der Benchmark Experimente.</text:p>
      <text:p text:style-name="Standard"/>
      <text:p text:style-name="Standard"><text:tab/> --&gt; Der Plot zeigt die Ergebnisse der verschiedenen Ansätze für die TCGA Daten mit <text:tab/><text:tab/> <text:s text:c="6"/>Pattern 1</text:p>
      <text:p text:style-name="Standard"><text:soft-page-break/></text:p>
      <text:p text:style-name="Standard"><text:tab/> Dabei sind jeweils nur die besten Ansätze gezeigt:</text:p>
      <text:p text:style-name="Standard"><text:tab/> <text:tab/>-&gt; Für den SB-Approach steht in der Legende immer, welcher Block verwendet <text:tab/><text:tab/><text:tab/> <text:s text:c="4"/>wurde </text:p>
      <text:p text:style-name="Standard"><text:tab/> <text:s text:c="2"/><text:tab/>-&gt; Für den BW- &amp; FW-Approach jeweils welche OOB-Metrik zur Gewichtung <text:tab/><text:tab/><text:tab/> <text:s text:c="4"/>verwendet wurde [F-1 Score]</text:p>
      <text:p text:style-name="Standard"><text:tab/></text:p>
      <text:p text:style-name="Standard"><text:tab/>- Die verschiedenen Test-Situationen sind auf der x-Achse dargestellt!</text:p>
      <text:p text:style-name="Standard"><text:tab/> <text:s/>[full = komplett beobachtetes Test-Set, miss1_A = Test-Set in dem Block 'A' fehlt, <text:line-break/><text:tab/> <text:s text:c="3"/>miss1_B ...] - </text:p>
      <text:p text:style-name="Standard"><text:tab/>- Die y-Achse zeigt den etnsprechenden F-1 Score</text:p>
      <text:p text:style-name="Standard"/>
      <text:p text:style-name="Standard"><text:tab/> <text:s text:c="4"/>- Der Fold-Wise, Imputation &amp; Block-Wise approach können in allen 20 test-Situations V<text:tab/> <text:s text:c="7"/>Vorhersagen treffen</text:p>
      <text:p text:style-name="Standard"><text:tab/> <text:s text:c="4"/>- Der Single-Block approach nur in den Test-Situationen mit einem feature-block 'A' <text:tab/><text:tab/> <text:s text:c="7"/>[9/20 Test-Situationen]</text:p>
      <text:p text:style-name="Standard"><text:tab/> <text:s text:c="4"/>- Der Complete Case Approach kann nur in 9/20 Testsituation Vorhersagen treffen </text:p>
      <text:p text:style-name="Standard"/>
      <text:p text:style-name="Standard"><text:s text:c="6"/>--&gt; Der Fold-Wise approach hat den besten median F-1 Score in 11 test-situationen, <text:line-break/><text:tab/>der Imputation approach in 4 situationen &amp;<text:line-break/> <text:tab/>der blockwise approach in 3 test-situationen</text:p>
      <text:p text:style-name="Standard"><text:s text:c="6"/>--&gt; CC &amp; SB haben kein einziges mlal das beste Ergebniss!</text:p>
      <text:p text:style-name="Standard"/>
      <text:p text:style-name="P1"><text:s/>----- ----- ----- ----- ----- 18. Slide ----- ----- ----- ----- -----</text:p>
      <text:p text:style-name="Standard"><text:tab/>--&gt; Der Plot zeigt die Ergebnisse der verschiedenen Ansätze für die TCGA Daten <text:line-break/><text:tab/> <text:s text:c="5"/>mit Pattern 2.</text:p>
      <text:p text:style-name="Standard"/>
      <text:p text:style-name="Standard"><text:tab/>- Wieder zeigt die x-Achse die verschiedenen Test-Situationen &amp; <text:line-break/><text:tab/> <text:s text:c="2"/>die y-Achse den etnsprechenden F-1 Score</text:p>
      <text:p text:style-name="Standard"/>
      <text:p text:style-name="Standard"><text:tab/>- Sowohl der Fold-, als auch der Block-wise approach hatten ihre beste Perfromance mit <text:line-break/><text:tab/> <text:s text:c="2"/>dem 'F-1 Score' als OOB-Weight-Metric!</text:p>
      <text:p text:style-name="Standard"><text:tab/>- Der Single-Block Approach war am besten mit dem Block D <text:line-break/><text:tab/> <text:s text:c="2"/>[entspricht in dem Pattern 'CNV']</text:p>
      <text:p text:style-name="Standard"/>
      <text:p text:style-name="Standard"><text:tab/>- Der Fold-Wise, Imputation, Block-Wise &amp; complete-Case approach können in allen 20 <text:tab/> <text:s text:c="2"/>test-Situations Vorhersagen treffen</text:p>
      <text:p text:style-name="Standard"><text:tab/>- Der Single-Block approach nur in den Test-Situationen mit einem feature-block <text:line-break/><text:tab/> <text:s/>'D' [9/20 Test-Situationen]</text:p>
      <text:p text:style-name="Standard"/>
      <text:p text:style-name="Standard"><text:tab/>--&gt; Der block-wise und Imputaion approach haben jeweils den besten median <text:line-break/><text:tab/> <text:s text:c="5"/>F-1 Score in 8 Test-Situations</text:p>
      <text:p text:style-name="Standard"/>
      <text:p text:style-name="Standard"><text:s/><text:tab/>--&gt; Single-Block/ Complete Case/ Fold-Wise Approach <text:s/>never led to the best median <text:line-break/><text:tab/> <text:s text:c="5"/>F-1 Score!</text:p>
      <text:p text:style-name="Standard"/>
      <text:p text:style-name="Standard"/>
      <text:p text:style-name="P1"><text:s/>----- ----- ----- ----- ----- 19. Slide ----- ----- ----- ----- -----</text:p>
      <text:p text:style-name="Standard"><text:tab/>--&gt; Der Plot zeigt die Ergebnisse der verschiedenen Ansätze für die TCGA Daten <text:line-break/><text:tab/> <text:s text:c="4"/>mit Pattern 3</text:p>
      <text:p text:style-name="Standard"/>
      <text:p text:style-name="Standard"><text:tab/>- Wieder zeigt die x-Achse die verschiedenen Test-Situationen &amp; <text:line-break/><text:soft-page-break/><text:tab/> <text:s/>die y-Achse den etnsprechenden F-1 Score</text:p>
      <text:p text:style-name="Standard"/>
      <text:p text:style-name="Standard"><text:tab/>- Sowohl der Fold-, als auch der Block-wise approach hatten ihre beste Perfromance mit <text:tab/> <text:s text:c="2"/>dem 'F-1 Score' als OOB-Weight-Metric!</text:p>
      <text:p text:style-name="Standard"><text:tab/>- Der Single-Block Approach war am besten mit dem Block A [in dem Pattern 'CNV']</text:p>
      <text:p text:style-name="Standard"/>
      <text:p text:style-name="Standard"><text:tab/>- Der Fold-Wise, Imputation, Block-Wise approach können in allen 20 test-Situations <text:tab/><text:tab/> <text:s text:c="2"/>Vorhersagen treffen</text:p>
      <text:p text:style-name="Standard"><text:tab/>- Der Complete-Case Approach kann in 16/20 Test-Situationen Vorhersagen treffen</text:p>
      <text:p text:style-name="Standard"><text:tab/>- Der Single-Block approach nur in den Test-Situationen mit einem feature-block 'A' <text:line-break/><text:tab/> <text:s/>[9/20 Test-Situationen]</text:p>
      <text:p text:style-name="Standard"/>
      <text:p text:style-name="Standard"><text:tab/>--&gt; Der block-wise approach hat in 10 test-situationen den besten median F-1 Score</text:p>
      <text:p text:style-name="Standard"><text:tab/>→ Der Imputation Approach hat in 4 <text:s/>test-situationen den besten median F-1 Score &amp;</text:p>
      <text:p text:style-name="Standard"><text:tab/>→ Der FoldWise Approach in 2 test-situations</text:p>
      <text:p text:style-name="Standard"/>
      <text:p text:style-name="Standard"><text:tab/>--&gt; Single-Block, Complete Case haben in keiner einzigen Test-Situation den <text:line-break/><text:tab/> <text:s text:c="5"/>besten median F-1 Score!</text:p>
      <text:p text:style-name="Standard"/>
      <text:p text:style-name="P1"><text:s/>----- ----- ----- ----- ----- 20. Slide ----- ----- ----- ----- -----</text:p>
      <text:p text:style-name="Standard"><text:tab/>--&gt; Der Plot zeigt die Ergebnisse der verschiedenen Ansätze für die TCGA Daten mit <text:line-break/><text:tab/> <text:s text:c="4"/>Pattern 4</text:p>
      <text:p text:style-name="Standard"><text:tab/><text:tab/> <text:s/></text:p>
      <text:p text:style-name="Standard"><text:tab/>- Wieder zeigt die x-Achse die verschiedenen Test-Situationen &amp; <text:line-break/><text:tab/> <text:s text:c="2"/>die y-Achse den etnsprechenden F-1 Score</text:p>
      <text:p text:style-name="Standard"><text:tab/><text:tab/> <text:s/>--&gt; Da die Daten Pattern4 nur aus 3 Blöcken und nicht 5 bestehen, <text:line-break/><text:tab/><text:tab/> <text:s text:c="7"/>gibt es hier weniger test-situationen</text:p>
      <text:p text:style-name="Standard"/>
      <text:p text:style-name="Standard"><text:tab/> - Sowohl der Fold-, als auch der Block-wise approach hatten ihre beste <text:line-break/><text:tab/> <text:s text:c="2"/>Perfromance mit dem 'F-1 Score' als OOB-Weight-Metric!</text:p>
      <text:p text:style-name="Standard"><text:tab/> - Der Single-Block Approach war am besten mit dem Block B <text:line-break/><text:tab/> <text:s text:c="2"/>[entspricht in dem Pattern 'Mutation &amp; CNV']</text:p>
      <text:p text:style-name="Standard"/>
      <text:p text:style-name="Standard"/>
      <text:p text:style-name="Standard"><text:tab/>- Der Fold-Wise, Imputation &amp; Block-Wise approach können in allen <text:line-break/><text:tab/> <text:s/>6 test-Situations Vorhersagen treffen</text:p>
      <text:p text:style-name="Standard"><text:tab/>- Der Complete-Case Approach kann in 5/6 Test-Situationen Vorhersagen treffen</text:p>
      <text:p text:style-name="Standard"><text:tab/>- Der Single-Block approach in gerade mal 3 der 6 test-situationen!</text:p>
      <text:p text:style-name="Standard"/>
      <text:p text:style-name="Standard"><text:tab/>--&gt; Der FoldWise Approach in 4 test-situations den besten median F-1 Score</text:p>
      <text:p text:style-name="Standard"><text:tab/> <text:s text:c="5"/>&amp; der Complete-Case Approach in einer test-situation!</text:p>
      <text:p text:style-name="Standard"><text:tab/> <text:s text:c="4"/></text:p>
      <text:p text:style-name="Standard"><text:tab/>--&gt; Single-Block, Imputation &amp; Blcok-Wise Approach haben in keiner einzigen Test-<text:tab/> <text:s text:c="2"/><text:tab/> <text:s text:c="5"/>Situation den besten median F-1 Score!</text:p>
      <text:p text:style-name="Standard"/>
      <text:p text:style-name="Standard"/>
      <text:p text:style-name="Standard"/>
      <text:p text:style-name="P1"><text:s/>----- ----- ----- ----- ----- 21. Slide ----- ----- ----- ----- -----</text:p>
      <text:p text:style-name="Standard"><text:tab/>&gt;&gt; Sprechen wir nun über die Ergebnisse mit dem "clincal-astha" daten-satz. </text:p>
      <text:p text:style-name="Standard"/>
      <text:p text:style-name="Standard"><text:tab/>- Auf diesem wurden nicht nur die RF-Adaptions aus dieser Arbeit vergleichen, sondern <text:tab/> <text:s text:c="2"/><text:tab/> <text:s text:c="2"/>auch mit den Methoden von Hagenberg's Masterarbeit</text:p>
      <text:p text:style-name="Standard"><text:soft-page-break/></text:p>
      <text:p text:style-name="Standard"><text:tab/>&gt; In der Arbeit wurden zwei verschiedene Priority-Lasso Adaptions vorgestellt, <text:line-break/><text:tab/> <text:s text:c="2"/>die direkt mit blockwise fehlenden Daten umgehen können! </text:p>
      <text:p text:style-name="Standard"><text:tab/> <text:s/><text:tab/>- 'PL - ignore' - <text:s/>noch unterteilt in: 'PL - ignore, intercept' &amp; 'PL - ignore, zero'</text:p>
      <text:p text:style-name="Standard"><text:tab/> <text:s/><text:tab/>- 'PL - Impute' - noch unterteilt in: 'PL - Impute, max. n' &amp; 'PL - Impute, max. blocks'</text:p>
      <text:p text:style-name="Standard"/>
      <text:p text:style-name="Standard"><text:tab/> <text:s/>Diese Ansätze wurden evaluiert für die verschiedene Einstellungen <text:line-break/><text:tab/> <text:s text:c="2"/>[e.g. verschiedene Prioritäten der Blocks, ...]</text:p>
      <text:p text:style-name="Standard"/>
      <text:p text:style-name="Standard"><text:tab/>&gt; Zudem wurde noch die mdd-sPLS Methode <text:s/>als Reference Methode verwerndet</text:p>
      <text:p text:style-name="Standard"/>
      <text:p text:style-name="P1"><text:s/>----- ----- ----- ----- ----- 22. Slide ----- ----- ----- ----- -----</text:p>
      <text:p text:style-name="Standard"><text:tab/>&gt;&gt; Der Plot zeigt die Ergebnisse der Ansätze meiner Arbeit und aus <text:line-break/><text:tab/> <text:s text:c="5"/>Hagenbergs Arbeit für die clinical asthma data!</text:p>
      <text:p text:style-name="Standard"/>
      <text:p text:style-name="Standard"><text:tab/>- Die y-Achse zeigt den F-1 Score und die x-Achse die verschiedenen Ansätze.<text:line-break/><text:tab/> <text:s text:c="2"/>Hierbei wurden auch wieder nur die besten verwendet)!</text:p>
      <text:p text:style-name="Standard"><text:tab/><text:tab/>&gt; Single-Block Approach war am besten mit Block 'Questionaire'</text:p>
      <text:p text:style-name="Standard"><text:tab/><text:tab/>&gt; Block &amp; Fold-wise Approach waren am besten mit dem F-1 Score <text:line-break/><text:tab/> <text:s text:c="14"/>als weight metric!</text:p>
      <text:p text:style-name="Standard"><text:tab/><text:tab/>&gt; Für die verschiedenen PL-Ansätze steht die Priorität der Blöcke für <text:line-break/><text:tab/> <text:s text:c="14"/>die Vorhersagen in den eckigen Klammern</text:p>
      <text:p text:style-name="Standard"><text:tab/><text:tab/><text:tab/>- e.g. "PL-ignore, zero 1, 2, 3" </text:p>
      <text:p text:style-name="Standard"><text:tab/><text:tab/><text:tab/>--&gt; <text:s/>Der PL, ignore zero Ansatz der nur die Blöcke 1, 2, 3 </text:p>
      <text:p text:style-name="Standard"><text:tab/><text:tab/><text:tab/> <text:s text:c="6"/>[auch in der Reihenfolge] zum Vorhersagen benutzt</text:p>
      <text:p text:style-name="Standard"/>
      <text:p text:style-name="Standard"><text:tab/><text:tab/><text:tab/>&gt; Die schlechtesten Ergebnisse erzielt der Block-Wise Approach <text:line-break/><text:tab/><text:tab/><text:tab/> <text:s text:c="3"/>gefolgt vom SB- &amp; CC-Approach</text:p>
      <text:p text:style-name="Standard"><text:tab/><text:tab/><text:tab/>&gt; Der mdd-sPLS Ansatz ist nur leicht besser als der CC-Approach &amp;<text:line-break/><text:tab/><text:tab/><text:tab/> <text:s text:c="2"/>schlechter als das schlechteste Ergebniss der PL-Ansätze</text:p>
      <text:p text:style-name="Standard"><text:tab/><text:tab/><text:tab/>&gt; Der FW- &amp; Imputation-Approach erzielen die besten Ergebnisse<text:line-break/><text:tab/><text:tab/> <text:s text:c="15"/>von allen RF-Anpassungen</text:p>
      <text:p text:style-name="Standard"><text:tab/><text:tab/><text:tab/>&gt; Díe 3 besten Ansätze sind alle erreicht mit 'PL - ignmore, zero', <text:line-break/><text:tab/><text:tab/><text:tab/> <text:s text:c="2"/>wobei versch. Prioritäten &amp; subsets der Blocks für die Predicition benutzt <text:tab/><text:tab/><text:tab/> <text:s text:c="2"/>wurden!</text:p>
      <text:p text:style-name="Standard"/>
      <text:p text:style-name="P1"><text:s/>----- ----- ----- ----- ----- 23. Slide ----- ----- ----- ----- -----</text:p>
      <text:p text:style-name="Standard"><text:tab/>&gt;&gt; Kommen wir nun zu dem letzten Kapitel 'Discussion &amp; Conclusion'</text:p>
      <text:p text:style-name="Standard"/>
      <text:p text:style-name="Standard"><text:tab/>- Bei den Approaches aus dieser Arbeit, lässt sich folgendes sagen:</text:p>
      <text:p text:style-name="Standard"><text:tab/><text:tab/>- der CC &amp; SB-Ansatz zu den schlechtesten Ergebnissen geführt hat!</text:p>
      <text:p text:style-name="Standard"><text:tab/><text:tab/>- der BW- &amp; FW-Ansatz haben in allen Situationen am besten mit dem F-1 Score als <text:tab/><text:tab/> <text:s text:c="2"/>weight-metric funktioniert!</text:p>
      <text:p text:style-name="Standard"><text:tab/><text:tab/>- BW &amp; FW-Anstz haben gegensätzliches Verhalten<text:tab/></text:p>
      <text:p text:style-name="Standard"><text:tab/><text:tab/><text:tab/>--&gt; Situationen wo FW sehr gut ist, ist BW eher schlecht &amp; auch andersrum!</text:p>
      <text:p text:style-name="Standard"><text:tab/><text:tab/>- Die Ergebnisse des Imputation Ansatzes sind vergleichbar mit denen des FW- &amp; <text:tab/><text:tab/> <text:s text:c="2"/>BW-Ansatzes!</text:p>
      <text:p text:style-name="Standard"/>
      <text:p text:style-name="P1"><text:s/>----- ----- ----- ----- ----- 24. Slide ----- ----- ----- ----- -----</text:p>
      <text:p text:style-name="Standard"><text:tab/>- Bei den Approaches aus Hagenbers Arbeit, lässt sich folgendes sagen:</text:p>
      <text:p text:style-name="Standard"><text:tab/><text:tab/>- die verschiedenen Ansätze hatten die schlechteste Performance mit der <text:line-break/><text:tab/> <text:s text:c="14"/>'naiven' Block-Priority [weniger fehlende Daten --&gt; höhere Priorität!]</text:p>
      <text:p text:style-name="Standard"><text:soft-page-break/><text:tab/><text:tab/>- mdd-sPLS war der schlechteste Ansatz &amp; 'PL, ignore' der beste!</text:p>
      <text:p text:style-name="Standard"><text:tab/><text:tab/>- Zwischen den Ansätzen <text:s/>'PL - ignore, intercept' &amp; 'PL - ignore, zero' <text:line-break/><text:tab/><text:tab/> <text:s text:c="2"/>gibt es kaum Unterschiede</text:p>
      <text:p text:style-name="Standard"/>
      <text:p text:style-name="P1"><text:s/>----- ----- ----- ----- ----- 25. Slide ----- ----- ----- ----- -----</text:p>
      <text:p text:style-name="Standard"><text:tab/>- Vergleich der Ansätze beruht nur auf 'clinical asthma data'</text:p>
      <text:p text:style-name="Standard"><text:tab/>- Imputation &amp; FW-Approach sind besser als mDD-sPLS &amp; 'PL, ignore' mit der <text:tab/><text:tab/> <text:tab/> <text:s text:c="2"/>naiven block-priority!</text:p>
      <text:p text:style-name="Standard"><text:tab/>- Mit anderen block prioritäten, sind die PL Ansätze allerdings deutlich besser!</text:p>
      <text:p text:style-name="Standard"><text:tab/>- Es sollte noch erwähnt werden, dass evtl. eine selection-bias entstanden ist, <text:line-break/><text:tab/> <text:s/>da die PL mit viel <text:s/>mehr unterschiedlichen settings ausprobiert wurden!</text:p>
      <text:p text:style-name="Standard"/>
      <text:p text:style-name="Standard"><text:tab/> <text:s/>--&gt; Die Wahl des optimal Ansatzes hängt von dem Vorwissen des Users zu den Daten ab!</text:p>
      <text:p text:style-name="Standard"><text:tab/> <text:s/><text:tab/>- Falls man weiß, welche Blöcke wichtig für den response sind, <text:line-break/><text:tab/><text:tab/> <text:s text:c="2"/>sollten die 'PL; ignore' Ansätze verwendet werden!</text:p>
      <text:p text:style-name="Standard"><text:tab/> <text:s/><text:tab/>- Falls man aber nicht weiß welche Blöcke wichtig sind &amp; welche nicht, <text:line-break/><text:tab/><text:tab/> <text:s text:c="2"/>sind die RF-Ansätze die besser Wahl!</text:p>
      <text:p text:style-name="Standard"><text:tab/> <text:s/><text:tab/><text:tab/>--&gt; besonders der FW &amp; BW-Approach, da diese eine OOB-Metric benutzen <text:tab/><text:tab/><text:tab/> <text:s text:c="5"/>um die Importance der versch. Blöcke &amp; Folds zu schätzen!</text:p>
      <text:p text:style-name="Standard"/>
      <text:p text:style-name="P1"><text:s/>----- ----- ----- ----- ----- 26. Slide ----- ----- ----- ----- -----</text:p>
      <text:p text:style-name="Standard"><text:tab/>- Für die weitere Forschung, wäre es interessant die mdd-sPLS, RF-Adaptions &amp; PL-<text:tab/><text:tab/> <text:s text:c="2"/>Approaches auf mehr als nur dem clincal asthma data zu vergleichen!</text:p>
      <text:p text:style-name="Standard"><text:tab/>- Der FW-Approach könnte direkt in C &amp; Java implemetniert werden, umso dessen <text:tab/><text:tab/> <text:s text:c="2"/>Geschwindkeit zu erhöhen [momentan ist der Ansatz rein in R implemntiert]</text:p>
      <text:p text:style-name="Standard"><text:tab/>- Eine Kombination des FW-Approaches und der Idee aus dem BlockForest Article <text:line-break/><text:tab/> <text:s text:c="2"/>könnte viel versprechend sein!</text:p>
      <text:p text:style-name="Standard"><text:tab/><text:tab/>--&gt; Berücksichtigung der block-structur bei der split-point selectio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 L</meta:initial-creator>
    <meta:creation-date>2020-07-31T18:50:59.65</meta:creation-date>
    <dc:date>2020-08-02T12:29:40.91</dc:date>
    <dc:creator>F L</dc:creator>
    <meta:editing-duration>PT19M57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1" meta:paragraph-count="273" meta:word-count="3871" meta:character-count="26682"/>
  </office:meta>
</office:document-meta>
</file>